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StarTrek Pi BT" svg:font-family="'StarTrek Pi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4b4c0" officeooo:paragraph-rsid="0004b4c0"/>
    </style:style>
    <style:style style:name="P2" style:family="paragraph" style:parent-style-name="Standard">
      <style:text-properties officeooo:rsid="0004b4c0" officeooo:paragraph-rsid="00054aa4"/>
    </style:style>
    <style:style style:name="P3" style:family="paragraph" style:parent-style-name="Standard">
      <style:text-properties officeooo:rsid="0004b4c0" officeooo:paragraph-rsid="000643a1"/>
    </style:style>
    <style:style style:name="P4" style:family="paragraph" style:parent-style-name="Standard">
      <style:text-properties officeooo:rsid="0004b4c0" officeooo:paragraph-rsid="00088f04"/>
    </style:style>
    <style:style style:name="P5" style:family="paragraph" style:parent-style-name="Standard">
      <style:paragraph-properties fo:text-align="center" style:justify-single-word="false"/>
      <style:text-properties style:font-name="StarTrek Pi BT" fo:font-size="96pt" officeooo:rsid="0004b4c0" officeooo:paragraph-rsid="0004b4c0" style:font-size-asian="96pt" style:font-size-complex="96pt"/>
    </style:style>
    <style:style style:name="P6" style:family="paragraph" style:parent-style-name="Standard">
      <style:text-properties officeooo:rsid="0004b4c0" officeooo:paragraph-rsid="00214144"/>
    </style:style>
    <style:style style:name="P7" style:family="paragraph" style:parent-style-name="Standard">
      <style:text-properties officeooo:rsid="00054aa4" officeooo:paragraph-rsid="000643a1"/>
    </style:style>
    <style:style style:name="P8" style:family="paragraph" style:parent-style-name="Standard" style:list-style-name="L4">
      <style:text-properties officeooo:rsid="00054aa4" officeooo:paragraph-rsid="000643a1"/>
    </style:style>
    <style:style style:name="P9" style:family="paragraph" style:parent-style-name="Standard">
      <style:text-properties officeooo:rsid="00054aa4" officeooo:paragraph-rsid="00054aa4"/>
    </style:style>
    <style:style style:name="P10" style:family="paragraph" style:parent-style-name="Standard" style:list-style-name="L4">
      <style:text-properties officeooo:rsid="000643a1" officeooo:paragraph-rsid="000643a1"/>
    </style:style>
    <style:style style:name="P11" style:family="paragraph" style:parent-style-name="Standard">
      <style:paragraph-properties fo:text-align="start" style:justify-single-word="false"/>
      <style:text-properties officeooo:rsid="000aa284" officeooo:paragraph-rsid="0028d8de"/>
    </style:style>
    <style:style style:name="P12" style:family="paragraph" style:parent-style-name="Standard">
      <style:paragraph-properties fo:text-align="center" style:justify-single-word="false"/>
      <style:text-properties fo:font-weight="bold" officeooo:rsid="0028d8de" officeooo:paragraph-rsid="0028d8de" style:font-weight-asian="bold" style:font-weight-complex="bold"/>
    </style:style>
    <style:style style:name="P13" style:family="paragraph" style:parent-style-name="Standard">
      <style:paragraph-properties fo:text-align="center" style:justify-single-word="false"/>
      <style:text-properties fo:font-weight="normal" officeooo:rsid="0028d8de" officeooo:paragraph-rsid="0028d8de" style:font-weight-asian="normal" style:font-weight-complex="normal"/>
    </style:style>
    <style:style style:name="P14" style:family="paragraph" style:parent-style-name="Standard">
      <style:paragraph-properties fo:text-align="start" style:justify-single-word="false"/>
      <style:text-properties fo:font-weight="normal" officeooo:rsid="0028d8de" officeooo:paragraph-rsid="0028d8de" style:font-weight-asian="normal" style:font-weight-complex="normal"/>
    </style:style>
    <style:style style:name="P15" style:family="paragraph" style:parent-style-name="Standard" style:list-style-name="L1">
      <style:text-properties officeooo:rsid="00262427" officeooo:paragraph-rsid="00262427"/>
    </style:style>
    <style:style style:name="P16" style:family="paragraph" style:parent-style-name="Standard" style:list-style-name="L7">
      <style:paragraph-properties fo:text-align="start" style:justify-single-word="false"/>
      <style:text-properties officeooo:rsid="00262427" officeooo:paragraph-rsid="00262427"/>
    </style:style>
    <style:style style:name="P17" style:family="paragraph" style:parent-style-name="Standard" style:list-style-name="L1">
      <style:text-properties officeooo:rsid="0028d8de" officeooo:paragraph-rsid="0028d8de"/>
    </style:style>
    <style:style style:name="P18" style:family="paragraph" style:parent-style-name="Standard" style:list-style-name="L9">
      <style:paragraph-properties fo:text-align="start" style:justify-single-word="false"/>
      <style:text-properties officeooo:rsid="0028d8de" officeooo:paragraph-rsid="0028d8de"/>
    </style:style>
    <style:style style:name="P19" style:family="paragraph" style:parent-style-name="Standard" style:list-style-name="L8">
      <style:text-properties officeooo:rsid="0028d8de" officeooo:paragraph-rsid="0028d8de"/>
    </style:style>
    <style:style style:name="P20" style:family="paragraph" style:parent-style-name="Standard" style:list-style-name="L3">
      <style:text-properties officeooo:rsid="0028d8de" officeooo:paragraph-rsid="0028d8de"/>
    </style:style>
    <style:style style:name="P21" style:family="paragraph" style:parent-style-name="Standard">
      <style:paragraph-properties fo:text-align="start" style:justify-single-word="false" fo:break-before="page"/>
      <style:text-properties fo:font-weight="normal" officeooo:rsid="0028d8de" officeooo:paragraph-rsid="0028d8de" style:font-weight-asian="normal" style:font-weight-complex="normal"/>
    </style:style>
    <style:style style:name="T1" style:family="text">
      <style:text-properties fo:font-style="italic" style:text-underline-style="none" fo:font-weight="bold" style:font-style-asian="italic" style:font-weight-asian="bold" style:font-style-complex="italic" style:font-weight-complex="bold"/>
    </style:style>
    <style:style style:name="T2" style:family="text">
      <style:text-properties fo:font-style="italic" style:text-underline-style="none" fo:font-weight="normal" style:font-style-asian="italic" style:font-weight-asian="normal" style:font-style-complex="italic" style:font-weight-complex="normal"/>
    </style:style>
    <style:style style:name="T3" style:family="text">
      <style:text-properties officeooo:rsid="00054aa4"/>
    </style:style>
    <style:style style:name="T4" style:family="text">
      <style:text-properties fo:font-size="14pt" fo:font-style="italic" style:font-size-asian="14pt" style:font-style-asian="italic" style:font-size-complex="14pt" style:font-style-complex="italic"/>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normal" officeooo:rsid="001e4505" style:font-weight-asian="normal" style:font-weight-complex="normal"/>
    </style:style>
    <style:style style:name="T8" style:family="text">
      <style:text-properties style:text-underline-style="none" fo:font-weight="normal" officeooo:rsid="00262427" style:font-weight-asian="normal" style:font-weight-complex="normal"/>
    </style:style>
    <style:style style:name="T9" style:family="text">
      <style:text-properties style:text-underline-style="none" fo:font-weight="normal" officeooo:rsid="0028d8de" style:font-weight-asian="normal" style:font-weight-complex="normal"/>
    </style:style>
    <style:style style:name="T10" style:family="text">
      <style:text-properties style:text-underline-style="none" fo:font-weight="bold" style:font-weight-asian="bold" style:font-weight-complex="bold"/>
    </style:style>
    <style:style style:name="T11" style:family="text">
      <style:text-properties fo:font-style="normal" style:text-underline-style="none" fo:font-weight="normal" style:font-style-asian="normal" style:font-weight-asian="normal"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text:p>
      <text:p text:style-name="P12">Piloting (2)</text:p>
      <text:p text:style-name="P12">Sundiver Shuttle Test</text:p>
      <text:p text:style-name="P13"/>
      <text:p text:style-name="P14">Description: The fleet has developed new shielding that should protect a ship from the powerful radiation of a star at close proximity. Assemble a team to take a shuttle thus-configured down into the nearby star's photosphere .. </text:p>
      <text:p text:style-name="P21">The fleet has developed new shielding that should protect a ship from the powerful radiation of a star at close proximity. Your team has been assembled to take a shuttle thus-configured down into the nearby star's photosphere .. </text:p>
      <text:p text:style-name="P4"/>
      <text:list xml:id="list6358187932467590203" text:style-name="L1">
        <text:list-item>
          <text:p text:style-name="P17">Maximum personnel: 5: If you have personnel on this mission in excess of the maximum then the remainder will die as soon as the shuttle-bay is opened. There isn't room on the shuttle for any more. Captains should have known that.</text:p>
        </text:list-item>
        <text:list-item>
          <text:p text:style-name="P17">You are taking a shuttlecraft directly into a star. Hopefully the shielding will hold up. You might need to improvise a bit.</text:p>
        </text:list-item>
      </text:list>
      <text:p text:style-name="P4"/>
      <text:p text:style-name="P11"><text:span text:style-name="T5">Survivors:</text:span><text:span text:style-name="T6"> <text:s/></text:span><text:span text:style-name="T9">Your shuttle will survive provided you have crew with</text:span></text:p>
      <text:list xml:id="list195777584159974538" text:style-name="L9">
        <text:list-item>
          <text:p text:style-name="P18"><text:span text:style-name="T6">The PILOT, NAVIGATOR or SUPERIOR INTELLIGENCE skill </text:span><text:span text:style-name="T1">AND </text:span><text:span text:style-name="T6">the ENGINEERING SKILL.</text:span></text:p>
        </text:list-item>
        <text:list-item>
          <text:p text:style-name="P18"><text:span text:style-name="T1">OR </text:span><text:span text:style-name="T11">at least one person with </text:span><text:span text:style-name="T6">the LINGUISTICS skill.</text:span></text:p>
        </text:list-item>
        <text:list-item>
          <text:p text:style-name="P18"><text:span text:style-name="T6">Otherwise you roll a d6. Subtract one for Each PILOT Subtract one for Each MEDICINE<text:line-break/>The result is the number of casualties.</text:span></text:p>
        </text:list-item>
      </text:list>
      <text:p text:style-name="P1"/>
      <text:p text:style-name="P6"><text:span text:style-name="T5">Success Criteria</text:span>: </text:p>
      <text:list xml:id="list4746993373993030785" text:style-name="L8">
        <text:list-item>
          <text:p text:style-name="P19">If your shuttle survived without casualties your mission was a success.</text:p>
        </text:list-item>
      </text:list>
      <text:p text:style-name="P1"/>
      <text:p text:style-name="P1"><text:span text:style-name="T5">Quartermaster</text:span>: The quartermaster has provided you with the following to assist in your mission: </text:p>
      <text:list xml:id="list2871170017175660084" text:style-name="L3">
        <text:list-item>
          <text:p text:style-name="P20">Joy buzzers for each crew member</text:p>
        </text:list-item>
        <text:list-item>
          <text:p text:style-name="P20">One MRE (turkey dinner) the dessert from which is missing. </text:p>
        </text:list-item>
      </text:list>
      <text:p text:style-name="P1"/>
      <text:p text:style-name="P2"><text:span text:style-name="T4">Determine your survivors and success.</text:span> </text:p>
      <text:p text:style-name="P3"><text:span text:style-name="T3">As a group </text:span>(including the non-survivors) <text:span text:style-name="T3">take about ten minutes (don't rush, don't dawdle – its not a race) to </text:span>come up with a report detailing how the events of this mission played out. Your unique skills and the equipment provided by the quartermaster should play an important role in <text:span text:style-name="T3">how the </text:span>success or failure of this mission <text:span text:style-name="T3">played out</text:span>. </text:p>
      <text:p text:style-name="P3"/>
      <text:p text:style-name="P7">Adjust your character sheets: if you survived add +1 heart to the captains tally. </text:p>
      <text:p text:style-name="P7">One the other hand if you died:</text:p>
      <text:list xml:id="list8476463190899933692" text:style-name="L4">
        <text:list-item>
          <text:p text:style-name="P8">Increase your Anger Level a notch.</text:p>
        </text:list-item>
        <text:list-item>
          <text:p text:style-name="P10">Add +1 negative feedback to the captain's tally.</text:p>
        </text:list-item>
        <text:list-item>
          <text:p text:style-name="P10">Cross off your given name and your current skill.</text:p>
        </text:list-item>
        <text:list-item>
          <text:p text:style-name="P10">Pick a new given name and new skill for your replacement. </text:p>
        </text:list-item>
      </text:list>
      <text:p text:style-name="P3"/>
      <text:p text:style-name="P9">When ready report the success or failure of the mission to your captain along with the horrible, horrible details. This will be done in person by the survivors if any, or played out as a tricorder recording (and you can all act this out in front of the captai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StarTrek Pi BT" svg:font-family="'StarTrek Pi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59M29S</meta:editing-duration>
    <meta:editing-cycles>21</meta:editing-cycles>
    <meta:generator>LibreOffice/5.1.6.2$Windows_x86 LibreOffice_project/07ac168c60a517dba0f0d7bc7540f5afa45f0909</meta:generator>
    <dc:date>2017-08-20T14:41:14.614000000</dc:date>
    <meta:document-statistic meta:table-count="0" meta:image-count="0" meta:object-count="0" meta:page-count="2" meta:paragraph-count="25" meta:word-count="419" meta:character-count="2393" meta:non-whitespace-character-count="1999"/>
    <meta:user-defined meta:name="Info 1"/>
    <meta:user-defined meta:name="Info 2"/>
    <meta:user-defined meta:name="Info 3"/>
    <meta:user-defined meta:name="Info 4"/>
  </office:meta>
</office:document-meta>
</file>